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user@DESKTOP-93GQTJH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Contents_20_1"><text:a xlink:type="simple" xlink:href="#org40abc48">1. Тест</text:a></text:p>
          <text:p text:style-name="Contents_20_2"><text:a xlink:type="simple" xlink:href="#org04c0a14">1.1. Задание 1</text:a></text:p>
          <text:p text:style-name="Contents_20_2"><text:a xlink:type="simple" xlink:href="#org916ebdf">1.2. Задание 2</text:a></text:p>
          <text:p text:style-name="Contents_20_2"><text:a xlink:type="simple" xlink:href="#orge7e0cbe">1.3. Задание 3</text:a></text:p>
          <text:p text:style-name="Contents_20_2"><text:a xlink:type="simple" xlink:href="#org09f6dcc">1.4. Задание 4</text:a></text:p>
          <text:p text:style-name="Contents_20_2"><text:a xlink:type="simple" xlink:href="#orga4443ce">1.5. Задание 5</text:a></text:p>
          <text:p text:style-name="Contents_20_2"><text:a xlink:type="simple" xlink:href="#orgf2653b5">1.6. Задание 6</text:a></text:p>
          <text:p text:style-name="Contents_20_2"><text:a xlink:type="simple" xlink:href="#orgfbd7520">1.7. Задание 7</text:a></text:p>
          <text:p text:style-name="Contents_20_2"><text:a xlink:type="simple" xlink:href="#orgc658b0e">1.8. Задание 8</text:a></text:p>
          <text:p text:style-name="Contents_20_2"><text:a xlink:type="simple" xlink:href="#org2a878c1">1.9. Задание 9</text:a></text:p>
          <text:p text:style-name="Contents_20_2"><text:a xlink:type="simple" xlink:href="#orgcb17441">1.10. Задание 10</text:a></text:p>
          <text:p text:style-name="Contents_20_2"><text:a xlink:type="simple" xlink:href="#org6cefd13">1.11. Задание 11</text:a></text:p>
          <text:p text:style-name="Contents_20_2"><text:a xlink:type="simple" xlink:href="#orga8c713a">1.12. Задание 12</text:a></text:p>
          <text:p text:style-name="Contents_20_2"><text:a xlink:type="simple" xlink:href="#org6f8eb4c">1.13. Задание 13</text:a></text:p>
        </text:index-body>
      </text:table-of-content>
      <text:h text:style-name="Heading_20_1" text:outline-level="1" text:is-list-header="false">
<text:bookmark-start text:name="OrgXref.org40abc48"/>
<text:bookmark text:name="org40abc48"/>Тест
<text:bookmark-end text:name="OrgXref.org40abc48"/></text:h>
      <text:h text:style-name="Heading_20_2" text:outline-level="2" text:is-list-header="false">
<text:bookmark-start text:name="OrgXref.org04c0a14"/>
<text:bookmark text:name="org04c0a14"/>Задание 1
<text:bookmark-end text:name="OrgXref.org04c0a14"/></text:h>
      <text:p text:style-name="Text_20_body">Выбери, в какой ситуации нужно провести UI-тестирование.
</text:p>
      <text:list text:style-name="OrgBulletedList" text:continue-numbering="false">
        <text:list-item>
          <text:p text:style-name="Text_20_body">Перед тестированием всей системы проверить, что главная страница приложения открывается и пользователь может залогиниться
</text:p>
        </text:list-item>
        <text:list-item>
          <text:p text:style-name="Text_20_body">Покрыть тестами отдельный метод
</text:p>
        </text:list-item>
        <text:list-item>
          <text:p text:style-name="Text_20_body"><text:span text:style-name="Bold">Проверить работу части приложения по одному сценарию с разными входными параметрами</text:span>
</text:p>
        </text:list-item>
        <text:list-item>
          <text:p text:style-name="Text_20_body">Проверить работу системы от начала до конца
</text:p>
        </text:list-item>
      </text:list>
      <text:h text:style-name="Heading_20_2" text:outline-level="2" text:is-list-header="false">
<text:bookmark-start text:name="OrgXref.org916ebdf"/>
<text:bookmark text:name="org916ebdf"/>Задание 2
<text:bookmark-end text:name="OrgXref.org916ebdf"/></text:h>
      <text:p text:style-name="Text_20_body">В какой ситуации можно использовать Selenium WebDriver? 
</text:p>
      <text:list text:style-name="OrgBulletedList" text:continue-numbering="false">
        <text:list-item>
          <text:p text:style-name="Text_20_body"><text:span text:style-name="Bold">Ввести поисковый запрос на сайте yandex.ru и кликнуть по кнопке «Найти»</text:span> 
</text:p>
        </text:list-item>
        <text:list-item>
          <text:p text:style-name="Text_20_body">Отправить запрос на URL <text:a xlink:type="simple" xlink:href="https://yandex.ru/">https://yandex.ru/</text:a> c телом {"name": "WebDriver"} 
</text:p>
        </text:list-item>
        <text:list-item>
          <text:p text:style-name="Text_20_body">Открыть страницу yandex.ru
</text:p>
        </text:list-item>
        <text:list-item>
          <text:p text:style-name="Text_20_body">Заполнить форму регистрации на веб-странице и ввести CAPTCH
</text:p>
        </text:list-item>
      </text:list>
      <text:h text:style-name="Heading_20_2" text:outline-level="2" text:is-list-header="false">
<text:bookmark-start text:name="OrgXref.orge7e0cbe"/>
<text:bookmark text:name="orge7e0cbe"/>Задание 3
<text:bookmark-end text:name="OrgXref.orge7e0cbe"/></text:h>
      <text:p text:style-name="Text_20_body">Отметь, что из этого верно.
</text:p>
      <text:list text:style-name="OrgBulletedList" text:continue-numbering="false">
        <text:list-item>
          <text:p text:style-name="Text_20_body">Теги &lt;h1&gt;-&lt;h6&gt; нужны в любом HTML-документе
</text:p>
        </text:list-item>
        <text:list-item>
          <text:p text:style-name="Text_20_body"><text:span text:style-name="Bold">Самый корневой тег — &lt;html&gt;</text:span>
</text:p>
        </text:list-item>
        <text:list-item>
          <text:p text:style-name="Text_20_body">Внутри тега &lt;div&gt; может находиться только текст, который будет отображен в этой секции
</text:p>
        </text:list-item>
        <text:list-item>
          <text:p text:style-name="Text_20_body">Обязательный атрибут тега &lt;a&gt; — href
</text:p>
        </text:list-item>
        <text:list-item>
          <text:p text:style-name="Text_20_body">Тег &lt;li&gt; означает список, а &lt;ul&gt; элемент этого списка
</text:p>
        </text:list-item>
        <text:list-item>
          <text:p text:style-name="Text_20_body">Тег &lt;head&gt; отвечает за заголовки на HTML-странице. Их видно пользователю
</text:p>
        </text:list-item>
      </text:list>
      <text:p text:style-name="Text_20_body"><text:span text:style-name="Bold">- Тег &lt;ul&gt; нужен, чтобы создать ненумерованный список</text:span>
</text:p>
      <text:h text:style-name="Heading_20_2" text:outline-level="2" text:is-list-header="false">
<text:bookmark-start text:name="OrgXref.org09f6dcc"/>
<text:bookmark text:name="org09f6dcc"/>Задание 4
<text:bookmark-end text:name="OrgXref.org09f6dcc"/></text:h>
      <text:p text:style-name="Text_20_body">Что такое локатор?
</text:p>
      <text:list text:style-name="OrgBulletedList" text:continue-numbering="false">
        <text:list-item>
          <text:p text:style-name="Text_20_body"><text:span text:style-name="Bold">Запрос, который помогает отыскать элемент на странице</text:span>
</text:p>
        </text:list-item>
        <text:list-item>
          <text:p text:style-name="Text_20_body">Модель, которая содержит все элементы страницы
</text:p>
        </text:list-item>
        <text:list-item>
          <text:p text:style-name="Text_20_body">Драйвер браузера: через него можно передавать браузеру команды и имитировать действия пользователя
</text:p>
        </text:list-item>
      </text:list>
      <text:h text:style-name="Heading_20_2" text:outline-level="2" text:is-list-header="false">
<text:bookmark-start text:name="OrgXref.orga4443ce"/>
<text:bookmark text:name="orga4443ce"/>Задание 5
<text:bookmark-end text:name="OrgXref.orga4443ce"/></text:h>
      <text:p text:style-name="Text_20_body">Определи, какой элемент на странице возвратит XPath $x("html/body/div/div/header/div/p").
</text:p>
      <text:list text:style-name="OrgBulletedList" text:continue-numbering="false">
        <text:list-item>
          <text:p text:style-name="Text_20_body">Кнопка «Выйти» в заголовке страницы
</text:p>
        </text:list-item>
        <text:list-item>
          <text:p text:style-name="Text_20_body">Картинка с аватаром
</text:p>
        </text:list-item>
        <text:list-item>
          <text:p text:style-name="Text_20_body"><text:span text:style-name="Bold">Элемент с электронным адресом пользователя</text:span>
</text:p>
        </text:list-item>
      </text:list>
      <text:h text:style-name="Heading_20_2" text:outline-level="2" text:is-list-header="false">
<text:bookmark-start text:name="OrgXref.orgf2653b5"/>
<text:bookmark text:name="orgf2653b5"/>Задание 6
<text:bookmark-end text:name="OrgXref.orgf2653b5"/></text:h>
      <text:p text:style-name="Text_20_body">Определи, какой XPath соответствует кнопке «+» в правом углу. Она добавляет новое место.
</text:p>
      <text:list text:style-name="OrgBulletedList" text:continue-numbering="false">
        <text:list-item>
          <text:p text:style-name="Text_20_body"><text:span text:style-name="Bold">$x("body/div/div/main/section/button")</text:span>
</text:p>
        </text:list-item>
        <text:list-item>
          <text:p text:style-name="Text_20_body"><text:span text:style-name="OrgCode">$x("html/body/div/div/main/section/button")</text:span>
</text:p>
        </text:list-item>
        <text:list-item>
          <text:p text:style-name="Text_20_body"><text:span text:style-name="OrgCode">$x("body/div/div/main/section/div/button")</text:span>
</text:p>
        </text:list-item>
      </text:list>
      <text:h text:style-name="Heading_20_2" text:outline-level="2" text:is-list-header="false">
<text:bookmark-start text:name="OrgXref.orgfbd7520"/>
<text:bookmark text:name="orgfbd7520"/>Задание 7
<text:bookmark-end text:name="OrgXref.orgfbd7520"/></text:h>
      <text:p text:style-name="Text_20_body">Дополни XPath — $x("html/body/div"): уточни атрибут id. Для него это root. В ответе напиши полный XPath
</text:p>
      <text:p text:style-name="Text_20_body"><text:span text:style-name="OrgCode">$x("html/body/div[@id=’root’]")</text:span>
</text:p>
      <text:h text:style-name="Heading_20_2" text:outline-level="2" text:is-list-header="false">
<text:bookmark-start text:name="OrgXref.orgc658b0e"/>
<text:bookmark text:name="orgc658b0e"/>Задание 8
<text:bookmark-end text:name="OrgXref.orgc658b0e"/></text:h>
      <text:p text:style-name="Text_20_body">Напиши XPath ко второму элементу section. Укажи значение для атрибута class. В ответе напиши полный XPath.
</text:p>
      <text:p text:style-name="Text_20_body"><text:span text:style-name="OrgCode">$x("html/body/main/section[@class=elements-container']")</text:span>
</text:p>
      <text:h text:style-name="Heading_20_2" text:outline-level="2" text:is-list-header="false">
<text:bookmark-start text:name="OrgXref.org2a878c1"/>
<text:bookmark text:name="org2a878c1"/>Задание 9
<text:bookmark-end text:name="OrgXref.org2a878c1"/></text:h>
      <text:p text:style-name="Text_20_body">Что из этого может быть узлом?
</text:p>
      <text:list text:style-name="OrgBulletedList" text:continue-numbering="false">
        <text:list-item>
          <text:p text:style-name="Text_20_body"><text:span text:style-name="Bold">Одиночный тег</text:span>
</text:p>
        </text:list-item>
        <text:list-item>
          <text:p text:style-name="Text_20_body"><text:span text:style-name="Bold">Парный тег</text:span>
</text:p>
        </text:list-item>
        <text:list-item>
          <text:p text:style-name="Text_20_body">Текст
</text:p>
        </text:list-item>
        <text:list-item>
          <text:p text:style-name="Text_20_body"><text:span text:style-name="Bold">HTML-комментарий</text:span>
</text:p>
        </text:list-item>
        <text:list-item>
          <text:p text:style-name="Text_20_body">Атрибут элемента
</text:p>
        </text:list-item>
      </text:list>
      <text:h text:style-name="Heading_20_2" text:outline-level="2" text:is-list-header="false">
<text:bookmark-start text:name="OrgXref.orgcb17441"/>
<text:bookmark text:name="orgcb17441"/>Задание 10
<text:bookmark-end text:name="OrgXref.orgcb17441"/></text:h>
      <text:p text:style-name="Text_20_body">Выбери путь к узлу, который отвечает за ненумерованный список картинок.
</text:p>
      <text:list text:style-name="OrgBulletedList" text:continue-numbering="false">
        <text:list-item>
          <text:p text:style-name="Text_20_body">$x("html/body/div/div/main/section[@class='profile page__​section']/ul")
</text:p>
        </text:list-item>
        <text:list-item>
          <text:p text:style-name="Text_20_body"><text:span text:style-name="Bold">$x("html/body/div/div/main/section[@class='places page​_​_section']/ul")</text:span>
</text:p>
        </text:list-item>
        <text:list-item>
          <text:p text:style-name="Text_20_body">$x("html/body/div/div/main/section[@class='places page__​section']/ul/li")
</text:p>
        </text:list-item>
        <text:list-item>
          <text:p text:style-name="Text_20_body">$x("body/div/div/main/section[@class='places page__​section']/ul")
</text:p>
        </text:list-item>
      </text:list>
      <text:h text:style-name="Heading_20_2" text:outline-level="2" text:is-list-header="false">
<text:bookmark-start text:name="OrgXref.org6cefd13"/>
<text:bookmark text:name="org6cefd13"/>Задание 11
<text:bookmark-end text:name="OrgXref.org6cefd13"/></text:h>
      <text:p text:style-name="Text_20_body">Что нужно дописать к XPath, чтобы в итоге получить текстовый узел?
</text:p>
      <text:list text:style-name="OrgBulletedList" text:continue-numbering="false">
        <text:list-item>
          <text:p text:style-name="Text_20_body"><text:span text:style-name="Bold">text()</text:span>
</text:p>
        </text:list-item>
        <text:list-item>
          <text:p text:style-name="Text_20_body">comment()
</text:p>
        </text:list-item>
        <text:list-item>
          <text:p text:style-name="Text_20_body">node()
</text:p>
        </text:list-item>
      </text:list>
      <text:h text:style-name="Heading_20_2" text:outline-level="2" text:is-list-header="false">
<text:bookmark-start text:name="OrgXref.orga8c713a"/>
<text:bookmark text:name="orga8c713a"/>Задание 12
<text:bookmark-end text:name="OrgXref.orga8c713a"/></text:h>
      <text:p text:style-name="Text_20_body">Выбери правильный XPath для нахождения второго элемента с тегом section:
</text:p>
      <text:list text:style-name="OrgBulletedList" text:continue-numbering="false">
        <text:list-item>
          <text:p text:style-name="Text_20_body">$x("html/body/div/div/main/section[@class='profile page​_​_section']")
</text:p>
        </text:list-item>
        <text:list-item>
          <text:p text:style-name="Text_20_body"><text:span text:style-name="Bold">$x("html/body/div/div/main/section[@class='places page_​_section']")</text:span>
</text:p>
        </text:list-item>
        <text:list-item>
          <text:p text:style-name="Text_20_body">$x("html/body/div/div/main/section[class='places page_​_section']")
</text:p>
        </text:list-item>
      </text:list>
      <text:h text:style-name="Heading_20_2" text:outline-level="2" text:is-list-header="false">
<text:bookmark-start text:name="OrgXref.org6f8eb4c"/>
<text:bookmark text:name="org6f8eb4c"/>Задание 13
<text:bookmark-end text:name="OrgXref.org6f8eb4c"/></text:h>
      <text:p text:style-name="Text_20_body">На странице Mesto найди кнопку для выхода из зарегистрированного пользователя. Определи её value и text.
</text:p>
      <text:list text:style-name="OrgBulletedList" text:continue-numbering="false">
        <text:list-item>
          <text:p text:style-name="Text_20_body">value — 0, text — «Выйти»
</text:p>
        </text:list-item>
        <text:list-item>
          <text:p text:style-name="Text_20_body">value нет, text — logou​t​_header
</text:p>
        </text:list-item>
        <text:list-item>
          <text:p text:style-name="Text_20_body"><text:span text:style-name="Bold">value нет, text — «Выйти»</text:span>
</text:p>
        </text:list-item>
        <text:list-item>
          <text:p text:style-name="Text_20_body">value — 1, text — logou​t​_header
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>
        <style:tab-stops>
          <style:tab-stop style:position="6.6929in" style:type="right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 style:master-page-name="">
      <loext:graphic-properties draw:fill="solid" draw:fill-color="#ffffff"/>
      <style:paragraph-properties style:page-number="auto" fo:background-color="#ffffff"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3" fo:font-family="'Times New Roman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3" fo:font-family="'Times New Roman'" style:font-style-name="Полужирный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solid" draw:fill-color="#ffffff"/>
      <style:paragraph-properties fo:margin-left="0in" fo:margin-right="0in" fo:text-align="center" style:justify-single-word="false" fo:text-indent="0in" style:auto-text-indent="false" style:page-number="auto" fo:background-color="#ffffff" fo:padding="0.0201in" fo:border="none" style:shadow="none" text:number-lines="false" text:line-number="0"/>
      <style:text-properties fo:text-transform="uppercase" fo:color="#000000" loext:opacity="100%" style:font-name="Times New Roman" fo:font-family="'Times New Roman'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 style:parent-style-name="OrgSrcBlock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SrcBlock" style:family="paragraph" style:parent-style-name="Preformatted_20_Text">
      <loext:graphic-properties draw:fill="solid" draw:fill-color="#282a36" draw:opacity="100%"/>
      <style:paragraph-properties fo:background-color="#282a36" fo:padding="0.0193in" fo:border="0.51pt solid #000000" style:shadow="none"/>
      <style:text-properties fo:color="#f8f8f2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loext:graphic-properties draw:fill="none" draw:fill-color="#ffffff"/>
      <style:paragraph-properties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_20_Table" style:display-name="Normal Table" style:family="paragraph">
      <style:paragraph-properties fo:margin-top="0in" fo:margin-bottom="0.111in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SrcNxmlText" style:family="text">
      <style:text-properties fo:color="#f8f8f2" loext:opacity="100%"/>
    </style:style>
    <style:style style:name="OrgSrcNxmlTagSlash" style:family="text">
      <style:text-properties fo:color="#f8f8f2" loext:opacity="100%"/>
    </style:style>
    <style:style style:name="OrgSrcNxmlNamespaceAttributePrefix" style:family="text">
      <style:text-properties fo:color="#f8f8f2" loext:opacity="100%"/>
    </style:style>
    <style:style style:name="OrgSrcNxmlNamespaceAttributeColon" style:family="text">
      <style:text-properties fo:color="#f8f8f2" loext:opacity="100%"/>
    </style:style>
    <style:style style:name="OrgSrcNxmlNamespaceAttributeXmlns" style:family="text">
      <style:text-properties fo:color="#8be9fd" loext:opacity="100%"/>
    </style:style>
    <style:style style:name="OrgSrcFontLockStringFace" style:family="text">
      <style:text-properties fo:color="#f1fa8c" loext:opacity="100%"/>
    </style:style>
    <style:style style:name="OrgSrcNxmlAttributeLocalName" style:family="text">
      <style:text-properties fo:color="#f8f8f2" loext:opacity="100%"/>
    </style:style>
    <style:style style:name="OrgSrcNxmlAttributeColon" style:family="text">
      <style:text-properties fo:color="#f8f8f2" loext:opacity="100%"/>
    </style:style>
    <style:style style:name="OrgSrcNxmlAttributePrefix" style:family="text">
      <style:text-properties fo:color="#8be9fd" loext:opacity="100%"/>
    </style:style>
    <style:style style:name="OrgSrcNxmlElementLocalName" style:family="text">
      <style:text-properties fo:color="#50fa7b" loext:opacity="100%"/>
    </style:style>
    <style:style style:name="OrgSrcNxmlTagDelimiter" style:family="text">
      <style:text-properties fo:color="#f8f8f2" loext:opacity="100%"/>
    </style:style>
    <style:style style:name="Bullet_5f_20_5f_Symbols" style:display-name="Bullet_20_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161in" style:rel-width="100%" fo:min-height="0.0161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5f_20_5f_Symbols" loext:num-list-format="%2%." style:num-suffix=".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5f_20_5f_Symbols" loext:num-list-format="%3%." style:num-suffix=".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5f_20_5f_Symbols" loext:num-list-format="%4%." style:num-suffix=".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5f_20_5f_Symbols" loext:num-list-format="%5%." style:num-suffix=".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5f_20_5f_Symbols" loext:num-list-format="%6%." style:num-suffix=".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5f_20_5f_Symbols" loext:num-list-format="%7%." style:num-suffix=".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5f_20_5f_Symbols" loext:num-list-format="%8%." style:num-suffix=".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5f_20_5f_Symbols" loext:num-list-format="%9%." style:num-suffix=".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5f_20_5f_Symbols" loext:num-list-format="%10%." style:num-suffix=".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25in"/>
      </text:list-level-style-number>
      <text:list-level-style-number text:level="2" loext:num-list-format="%2%" style:num-format="">
        <style:list-level-properties text:space-before="0.5in"/>
      </text:list-level-style-number>
      <text:list-level-style-number text:level="3" loext:num-list-format="%3%" style:num-format="">
        <style:list-level-properties text:space-before="0.75in"/>
      </text:list-level-style-number>
      <text:list-level-style-number text:level="4" loext:num-list-format="%4%" style:num-format="">
        <style:list-level-properties text:space-before="1in"/>
      </text:list-level-style-number>
      <text:list-level-style-number text:level="5" loext:num-list-format="%5%" style:num-format="">
        <style:list-level-properties text:space-before="1.25in"/>
      </text:list-level-style-number>
      <text:list-level-style-number text:level="6" loext:num-list-format="%6%" style:num-format="">
        <style:list-level-properties text:space-before="1.5in"/>
      </text:list-level-style-number>
      <text:list-level-style-number text:level="7" loext:num-list-format="%7%" style:num-format="">
        <style:list-level-properties text:space-before="1.75in"/>
      </text:list-level-style-number>
      <text:list-level-style-number text:level="8" loext:num-list-format="%8%" style:num-format="">
        <style:list-level-properties text:space-before="2in"/>
      </text:list-level-style-number>
      <text:list-level-style-number text:level="9" loext:num-list-format="%9%" style:num-format="">
        <style:list-level-properties text:space-before="2.25in"/>
      </text:list-level-style-number>
      <text:list-level-style-number text:level="10" loext:num-list-format="%10%" style:num-format="">
        <style:list-level-properties text:space-before="2.5in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25in" text:min-label-width="0.25in" text:min-label-distance="0.0398in" fo:text-align="end"/>
      </text:list-level-style-number>
      <text:list-level-style-number text:level="2" loext:num-list-format="%2%" style:num-format="1">
        <style:list-level-properties text:space-before="0.5in" text:min-label-width="0.25in" text:min-label-distance="0.0398in" fo:text-align="end"/>
      </text:list-level-style-number>
      <text:list-level-style-number text:level="3" loext:num-list-format="%3%" style:num-format="1">
        <style:list-level-properties text:space-before="0.75in" text:min-label-width="0.25in" text:min-label-distance="0.0398in" fo:text-align="end"/>
      </text:list-level-style-number>
      <text:list-level-style-number text:level="4" loext:num-list-format="%4%" style:num-format="1">
        <style:list-level-properties text:space-before="1in" text:min-label-width="0.25in" text:min-label-distance="0.0398in" fo:text-align="end"/>
      </text:list-level-style-number>
      <text:list-level-style-number text:level="5" loext:num-list-format="%5%" style:num-format="1">
        <style:list-level-properties text:space-before="1.25in" text:min-label-width="0.25in" text:min-label-distance="0.0398in" fo:text-align="end"/>
      </text:list-level-style-number>
      <text:list-level-style-number text:level="6" loext:num-list-format="%6%" style:num-format="1">
        <style:list-level-properties text:space-before="1.5in" text:min-label-width="0.25in" text:min-label-distance="0.0398in" fo:text-align="end"/>
      </text:list-level-style-number>
      <text:list-level-style-number text:level="7" loext:num-list-format="%7%" style:num-format="1">
        <style:list-level-properties text:space-before="1.75in" text:min-label-width="0.25in" text:min-label-distance="0.0398in" fo:text-align="end"/>
      </text:list-level-style-number>
      <text:list-level-style-number text:level="8" loext:num-list-format="%8%" style:num-format="1">
        <style:list-level-properties text:space-before="2in" text:min-label-width="0.25in" text:min-label-distance="0.0398in" fo:text-align="end"/>
      </text:list-level-style-number>
      <text:list-level-style-number text:level="9" loext:num-list-format="%9%" style:num-format="1">
        <style:list-level-properties text:space-before="2.25in" text:min-label-width="0.25in" text:min-label-distance="0.0398in" fo:text-align="end"/>
      </text:list-level-style-number>
      <text:list-level-style-number text:level="10" loext:num-list-format="%10%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6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 draw:style-name="Mdp1">
      <style:footer>
        <text:p text:style-name="MP1"><text:page-number text:select-page="current">0</text:page-number></text:p>
      </style:footer>
    </style:master-page>
    <style:master-page style:name="Converted1" style:page-layout-name="Mpm6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22-11-26T11:30:30</dc:date>
    <meta:creation-date>2022-11-26T11:30:30</meta:creation-date>
    <meta:generator>Emacs 27.1 (Org mode 9.3)</meta:generator>
    <meta:keyword/>
    <dc:subject/>
    <dc:title/>
  </office:meta>
</office:document-meta>
</file>